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3e8f5" officeooo:paragraph-rsid="0013e8f5"/>
    </style:style>
    <style:style style:name="P2" style:family="paragraph" style:parent-style-name="Text_20_body">
      <style:text-properties officeooo:rsid="0014dffd" officeooo:paragraph-rsid="00164251"/>
    </style:style>
    <style:style style:name="P3" style:family="paragraph" style:parent-style-name="Text_20_body">
      <style:text-properties officeooo:rsid="00164251" officeooo:paragraph-rsid="00164251"/>
    </style:style>
    <style:style style:name="P4" style:family="paragraph" style:parent-style-name="Text_20_body">
      <style:text-properties fo:font-weight="bold" officeooo:rsid="00164251" officeooo:paragraph-rsid="00164251" style:font-weight-asian="bold" style:font-weight-complex="bold"/>
    </style:style>
    <style:style style:name="P5" style:family="paragraph" style:parent-style-name="Text_20_body">
      <style:text-properties officeooo:rsid="0017f1a9" officeooo:paragraph-rsid="0017f1a9"/>
    </style:style>
    <style:style style:name="P6" style:family="paragraph" style:parent-style-name="Text_20_body">
      <style:text-properties officeooo:rsid="0019b849" officeooo:paragraph-rsid="0019b849"/>
    </style:style>
    <style:style style:name="P7" style:family="paragraph" style:parent-style-name="Text_20_body">
      <style:text-properties fo:font-style="normal" fo:font-weight="bold" officeooo:rsid="0019b849" officeooo:paragraph-rsid="0019b849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fo:font-weight="normal" officeooo:rsid="001b339f" officeooo:paragraph-rsid="001b339f" style:font-weight-asian="normal" style:font-weight-complex="normal"/>
    </style:style>
    <style:style style:name="P9" style:family="paragraph" style:parent-style-name="Text_20_body">
      <style:text-properties fo:font-weight="normal" officeooo:rsid="001b339f" officeooo:paragraph-rsid="0024a490" style:font-weight-asian="normal" style:font-weight-complex="normal"/>
    </style:style>
    <style:style style:name="P10" style:family="paragraph" style:parent-style-name="Text_20_body">
      <style:text-properties fo:font-weight="normal" officeooo:rsid="0024a490" officeooo:paragraph-rsid="0024a490" style:font-weight-asian="normal" style:font-weight-complex="normal"/>
    </style:style>
    <style:style style:name="P11" style:family="paragraph" style:parent-style-name="Text_20_body" style:list-style-name="L1">
      <style:text-properties officeooo:rsid="001b339f" officeooo:paragraph-rsid="001b339f"/>
    </style:style>
    <style:style style:name="P12" style:family="paragraph" style:parent-style-name="Text_20_body" style:list-style-name="L2">
      <style:text-properties officeooo:rsid="001c7302" officeooo:paragraph-rsid="001c7302"/>
    </style:style>
    <style:style style:name="P13" style:family="paragraph" style:parent-style-name="Text_20_body" style:list-style-name="L3">
      <style:text-properties officeooo:rsid="001e7094" officeooo:paragraph-rsid="001e7094"/>
    </style:style>
    <style:style style:name="P14" style:family="paragraph" style:parent-style-name="Text_20_body" style:list-style-name="L4">
      <style:text-properties officeooo:rsid="001e7094" officeooo:paragraph-rsid="001e7094"/>
    </style:style>
    <style:style style:name="P15" style:family="paragraph" style:parent-style-name="Text_20_body" style:list-style-name="L3">
      <style:text-properties officeooo:rsid="0021064c" officeooo:paragraph-rsid="0021064c"/>
    </style:style>
    <style:style style:name="P16" style:family="paragraph" style:parent-style-name="Title">
      <style:paragraph-properties fo:break-before="page"/>
    </style:style>
    <style:style style:name="T1" style:family="text">
      <style:text-properties officeooo:rsid="00139790"/>
    </style:style>
    <style:style style:name="T2" style:family="text">
      <style:text-properties officeooo:rsid="0014dffd"/>
    </style:style>
    <style:style style:name="T3" style:family="text">
      <style:text-properties officeooo:rsid="0017e353"/>
    </style:style>
    <style:style style:name="T4" style:family="text">
      <style:text-properties officeooo:rsid="001e7094"/>
    </style:style>
    <style:style style:name="T5" style:family="text">
      <style:text-properties officeooo:rsid="0021064c"/>
    </style:style>
    <style:style style:name="T6" style:family="text">
      <style:text-properties officeooo:rsid="0021ef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etas</text:p>
      <text:p text:style-name="P5">Sobrevivir con el mayor número de puntos.</text:p>
      <text:p text:style-name="Title">Percepciones</text:p>
      <text:p text:style-name="Subtitle">Movimiento</text:p>
      <text:p text:style-name="P8">Distancia del visor</text:p>
      <text:p text:style-name="P8">Velocidad angular</text:p>
      <text:p text:style-name="P9">Velocidad lineal</text:p>
      <text:p text:style-name="P9"><text:span text:style-name="T4">Colision?</text:span></text:p>
      <text:p text:style-name="P10">Pasividad</text:p>
      <text:p text:style-name="P10">Hiperespacio activo?</text:p>
      <text:p text:style-name="P6"/>
      <text:p text:style-name="P6"/>
      <text:p text:style-name="Subtitle">Combate</text:p>
      <text:h text:style-name="Heading_20_1" text:outline-level="1">Inteligencia</text:h>
      <text:h text:style-name="Heading_20_3" text:outline-level="3">Nuestro bicho</text:h>
      <text:list xml:id="list8725534657373543940" text:style-name="L3">
        <text:list-item>
          <text:p text:style-name="P13">Disparando?</text:p>
        </text:list-item>
        <text:list-item>
          <text:p text:style-name="P15">Enemigo visible?</text:p>
        </text:list-item>
        <text:list-item>
          <text:p text:style-name="P15">Visibilidad de cada enemigo</text:p>
          <text:list>
            <text:list-item>
              <text:p text:style-name="P13"><text:span text:style-name="T5">Si esta en visor → </text:span>Sector del visor donde esta</text:p>
              <text:list>
                <text:list-item>
                  <text:p text:style-name="P13">Si sector 2 y 3 → Localizacion exacta</text:p>
                </text:list-item>
              </text:list>
            </text:list-item>
          </text:list>
        </text:list-item>
      </text:list>
      <text:h text:style-name="Heading_20_3" text:outline-level="3">Bichos</text:h>
      <text:list xml:id="list8409021316503263516" text:style-name="L2">
        <text:list-item>
          <text:p text:style-name="P12">Numero de bichos vivos</text:p>
        </text:list-item>
        <text:list-item>
          <text:p text:style-name="P12">Impactos recibidos de cada bicho</text:p>
        </text:list-item>
      </text:list>
      <text:h text:style-name="Heading_20_3" text:outline-level="3">Recursos</text:h>
      <text:list xml:id="list2849819376317457279" text:style-name="L4">
        <text:list-item>
          <text:p text:style-name="P14">Posicion</text:p>
        </text:list-item>
        <text:list-item>
          <text:p text:style-name="P14">Cantidad</text:p>
        </text:list-item>
      </text:list>
      <text:h text:style-name="Heading_20_3" text:outline-level="3"><text:soft-page-break/>Recursos restantes <text:span text:style-name="T6">de nuestro bicho</text:span></text:h>
      <text:list xml:id="list1063912702154993773" text:style-name="L1">
        <text:list-item>
          <text:p text:style-name="P11">Balas normales</text:p>
        </text:list-item>
        <text:list-item>
          <text:p text:style-name="P11">Balas perforadoras</text:p>
        </text:list-item>
        <text:list-item>
          <text:p text:style-name="P11">Hiperespacio</text:p>
        </text:list-item>
        <text:list-item>
          <text:p text:style-name="P11">Combustible</text:p>
        </text:list-item>
      </text:list>
      <text:p text:style-name="Title">Sensores</text:p>
      <text:p text:style-name="Title">Efectores</text:p>
      <text:p text:style-name="Title">Ambiente</text:p>
      <text:p text:style-name="P7">Situacion inicial</text:p>
      <text:p text:style-name="P6">Bichos sin balas</text:p>
      <text:p text:style-name="P6">Recursos minimos</text:p>
      <text:p text:style-name="P4">Bolas</text:p>
      <text:p text:style-name="P1">Bolas rojas dan 3 puntos <text:span text:style-name="T3">(9 por mapa).</text:span></text:p>
      <text:p text:style-name="P1">Bolas verdes dan 3 balas y 11 puntos <text:span text:style-name="T3">(6 por mapa).</text:span></text:p>
      <text:p text:style-name="P1">Bolas amarillas 2 balas perforadoras y 4 puntos <text:span text:style-name="T3">(4 por mapa).</text:span></text:p>
      <text:p text:style-name="P1">Bolas azul <text:span text:style-name="T2">1 escudo y 0 puntos (2 por mapa).</text:span></text:p>
      <text:p text:style-name="P1">Bolas celeste <text:span text:style-name="T2">quitan 3 puntos (4 por mapa).</text:span></text:p>
      <text:p text:style-name="P4">Ataque</text:p>
      <text:p text:style-name="P2">Los bichos mueren con 5 balas normales/perforadoras.</text:p>
      <text:p text:style-name="P2">Las balas perforadoras atraviesan paredes y escudos.</text:p>
      <text:p text:style-name="P4">Defensa</text:p>
      <text:p text:style-name="P3">El escudo dura 5 segundos y soporta infinitas balas normales.</text:p>
      <text:p text:style-name="Title"/>
      <text:p text:style-name="P16">Estrategia (funci<text:span text:style-name="T1">ó</text:span>n agent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9:46:47.014800899</meta:creation-date>
    <dc:date>2017-10-24T09:54:16.465565747</dc:date>
    <meta:editing-duration>PT39M6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3" meta:paragraph-count="47" meta:word-count="175" meta:character-count="1034" meta:non-whitespace-character-count="919"/>
  </office:meta>
</office:document-meta>
</file>